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View.getRequestDataValueProcess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View.setRequestContextAttribute( @ Nullable String requestContext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ew.getRequestContext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ew.Abstract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ew.getModelAttributes( @ Nullable Map &lt; String , ? &gt; model , ServerWebExchange exchan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View.AbstractView( ReactiveAdapterRegistry reactiveAdapter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View.setSupportedMediaTypes( List &lt; MediaType &gt; supportedMedia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View.setBeanName( @ Nullable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ew.getSupported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ew.createRequestContext( ServerWebExchange exchange , Map &lt; String , Object &gt;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ew.render( @ Nullable Map &lt; String , ? &gt; model , @ Nullable MediaType contentType , ServerWebExchange exchan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View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ew.resolveAsyncAttributes( Map &lt; String , Object &gt; model , ServerWebExchange exchang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bstractView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ew.formatView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View.setApplicationContext( @ Nullable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ew.setDefaultCharset( Charset default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View.addBindingResult( String name , Object value , Map &lt; String , Object &gt; model , ServerWebExchange exchan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View.getDefaul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ew.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ew.obtain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